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7000001A7AB34898E288A6E5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ff0000" draw:stroke-linejoin="round" draw:fill="none" draw:fill-color="#ffffff" draw:textarea-horizontal-align="justify" draw:textarea-vertical-align="middle" draw:auto-grow-height="false" fo:min-height="9.053cm" fo:min-width="0.558cm" fo:padding-top="0.13cm" fo:padding-bottom="0.13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0pt" fo:language="en" fo:country="US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color="#00b0f0" fo:font-size="20pt" fo:language="en" fo:country="US" style:font-size-asian="20pt" style:font-size-complex="20pt"/>
    </style:style>
    <style:style style:name="T2" style:family="text">
      <style:text-properties fo:font-size="20pt" fo:language="cs" fo:country="CZ" style:font-size-asian="20pt" style:font-size-complex="20pt"/>
    </style:style>
    <style:style style:name="T3" style:family="text">
      <style:text-properties fo:color="#ff0000" fo:font-size="20pt" fo:language="cs" fo:country="CZ" style:font-size-asian="20pt" style:font-size-complex="20pt"/>
    </style:style>
    <text:list-style style:name="L1">
      <text:list-level-style-number text:level="1" style:num-format="">
        <style:list-level-properties/>
        <style:text-properties fo:color="#00b0f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name="Picture 2" draw:style-name="gr1" draw:text-style-name="P1" draw:layer="layout" svg:width="15.544cm" svg:height="9.461cm" svg:x="3.097cm" svg:y="3.283cm">
          <draw:image xlink:href="Pictures/10000000000002B7000001A7AB34898E288A6E51.png" xlink:type="simple" xlink:show="embed" xlink:actuate="onLoad" loext:mime-type="image/png">
            <text:p/>
          </draw:image>
        </draw:frame>
        <draw:custom-shape draw:name="TextovéPole 6" draw:style-name="gr2" draw:text-style-name="P3" draw:layer="layout" svg:width="5.715cm" svg:height="1.108cm" svg:x="15.771cm" svg:y="3.313cm">
          <text:list text:style-name="L1">
            <text:list-header>
              <text:p text:style-name="P2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7" draw:style-name="gr3" draw:text-style-name="P5" draw:layer="layout" svg:width="3.852cm" svg:height="1.955cm" svg:x="6.492cm" svg:y="10.979cm">
          <text:p text:style-name="P4"><text:span text:style-name="T2">f</text:span><text:span text:style-name="T2">i</text:span><text:span text:style-name="T2">n</text:span><text:span text:style-name="T2">i</text:span><text:span text:style-name="T2">t</text:span><text:span text:style-name="T2">e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/text:p>
          <draw:enhanced-geometry svg:viewBox="0 0 21600 21600" draw:type="mso-spt202" draw:enhanced-path="M 0 0 L 21600 0 21600 21600 0 21600 0 0 Z N"/>
        </draw:custom-shape>
        <draw:custom-shape draw:name="Obdélník 8" draw:style-name="gr4" draw:text-style-name="P6" draw:layer="layout" svg:width="1.058cm" svg:height="9.313cm" svg:x="12.714cm" svg:y="3.586cm">
          <text:p/>
          <draw:enhanced-geometry svg:viewBox="0 0 21600 21600" draw:type="rectangle" draw:enhanced-path="M 0 0 L 21600 0 21600 21600 0 21600 0 0 Z N"/>
        </draw:custom-shape>
        <draw:custom-shape draw:name="TextovéPole 9" draw:style-name="gr5" draw:text-style-name="P5" draw:layer="layout" svg:width="6.257cm" svg:height="1.955cm" svg:x="14.289cm" svg:y="11.479cm">
          <text:list text:style-name="L3">
            <text:list-header>
              <text:p text:style-name="P4"><text:span text:style-name="T3">f</text:span><text:span text:style-name="T3">l</text:span><text:span text:style-name="T3">i</text:span><text:span text:style-name="T3">p</text:span><text:span text:style-name="T3">-</text:span><text:span text:style-name="T3">f</text:span><text:span text:style-name="T3">l</text:span><text:span text:style-name="T3">o</text:span><text:span text:style-name="T3">p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ovéPole 6_0" draw:style-name="gr6" draw:text-style-name="P3" draw:layer="layout" svg:width="5.08cm" svg:height="1.108cm" svg:x="7.004cm" svg:y="3.113cm">
          <text:list text:style-name="L1">
            <text:list-header>
              <text:p text:style-name="P2"><text:span text:style-name="T1">S</text:span><text:span text:style-name="T1">t</text:span><text:span text:style-name="T1">a</text:span><text:span text:style-name="T1">t</text:span><text:span text:style-name="T1">u</text:span><text:span text:style-name="T1">s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34M38S</meta:editing-duration>
    <meta:editing-cycles>282</meta:editing-cycles>
    <meta:generator>LibreOffice/6.4.7.2$Linux_X86_64 LibreOffice_project/40$Build-2</meta:generator>
    <dc:date>2022-12-15T16:26:19.118431362</dc:date>
    <dc:description>https://cw.fel.cvut.cz/wiki/courses/b35apo/start</dc:description>
    <dc:subject>B35APO - Computer Architectures</dc:subject>
    <dc:title>Central Processing Unit (CPU)</dc:title>
    <meta:document-statistic meta:object-count="34"/>
  </office:meta>
</office:document-meta>
</file>